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54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dddddd"/>
      <style:paragraph-properties fo:text-align="center"/>
      <style:text-properties fo:font-weight="bold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0" style:family="paragraph">
      <style:text-properties style:font-name="Nimbus Sans" fo:font-size="16pt" style:font-name-asian="DejaVu Sans Mono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4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6" style:family="paragraph">
      <loext:graphic-properties draw:fill="solid" draw:fill-color="#2a6099" draw:opacity="50%"/>
      <style:paragraph-properties fo:text-align="center" style:writing-mode="lr-tb"/>
    </style:style>
    <style:style style:name="P5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</text:span><text:span text:style-name="T1">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</text:span><text:span text:style-name="T2">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</text:span><text:span text:style-name="T1">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</text:span><text:span text:style-name="T1"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</text:span><text:span text:style-name="T1"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</text:span><text:span text:style-name="T2">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1" draw:layer="layout" svg:width="13.897cm" svg:height="1.792cm" svg:x="6cm" svg:y="2.708cm">
          <draw:text-box>
            <text:p text:style-name="P30"><text:span text:style-name="T6">File Name: 1215.cfg</text:span><text:span text:style-name="T6"><text:line-break/></text:span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4" draw:layer="layout" svg:width="3.5cm" svg:height="0.962cm" svg:x="2cm" svg:y="1.5cm">
          <draw:text-box>
            <text:p text:style-name="P3">File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text-style-name="P31" draw:layer="layout" svg:width="13.897cm" svg:height="1.792cm" svg:x="6cm" svg:y="2.708cm">
          <draw:text-box>
            <text:p text:style-name="P30"><text:span text:style-name="T6">File Name: 1215.cfg</text:span><text:span text:style-name="T6"><text:line-break/></text:span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4" draw:layer="layout" svg:width="3.5cm" svg:height="0.962cm" svg:x="2cm" svg:y="1.5cm">
          <draw:text-box>
            <text:p text:style-name="P3">File</text:p>
          </draw:text-box>
        </draw:frame>
        <draw:custom-shape draw:style-name="gr31" draw:text-style-name="P24" draw:layer="layout" svg:width="10cm" svg:height="2.5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-4084.15158484152 -25028.708516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10cm" svg:height="2.5cm" svg:x="4cm" svg:y="-0.038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2699.7300269973 27265.5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6">Name</text:p>
              </table:table-cell>
              <table:table-cell>
                <text:p text:style-name="P36">Start</text:p>
              </table:table-cell>
              <table:table-cell>
                <text:p text:style-name="P36">Len</text:p>
              </table:table-cell>
              <table:table-cell>
                <text:p text:style-name="P36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6">MAC Addr</text:p>
              </table:table-cell>
              <table:table-cell>
                <text:p text:style-name="P36">0x0</text:p>
              </table:table-cell>
              <table:table-cell>
                <text:p text:style-name="P36">0x6</text:p>
              </table:table-cell>
              <table:table-cell>
                <text:p text:style-name="P36">0x02 0x42 0x6a </text:p>
                <text:p text:style-name="P36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6">Auto Load Control</text:p>
              </table:table-cell>
              <table:table-cell>
                <text:p text:style-name="P36">0x06</text:p>
              </table:table-cell>
              <table:table-cell>
                <text:p text:style-name="P36">0x2</text:p>
              </table:table-cell>
              <table:table-cell>
                <text:p text:style-name="P36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6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6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37" draw:layer="layout" svg:width="25.199cm" svg:height="1.975cm" svg:x="1.401cm" svg:y="0.525cm">
          <draw:text-box>
            <text:p><text:span text:style-name="T9">Porfile </text:span><text:span text:style-name="T9">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</text:span><text:span text:style-name="T9">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9" draw:layer="layout" svg:width="5cm" svg:height="1cm" svg:x="7.5cm" svg:y="3.1cm">
          <text:p text:style-name="P38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</text:span><text:span text:style-name="T1">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</text:span><text:span text:style-name="T1">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4" draw:text-style-name="P38" draw:layer="layout" svg:width="5cm" svg:height="1cm" svg:x="7.5cm" svg:y="8.977cm">
          <text:p text:style-name="P38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5cm" svg:height="1cm" svg:x="14.31cm" svg:y="9cm">
          <text:p text:style-name="P38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</text:span><text:span text:style-name="T2">115200, N, 8, 1 </text:span></text:p>
          </draw:text-box>
        </draw:frame>
        <draw:custom-shape draw:style-name="gr30" draw:text-style-name="P42" draw:layer="layout" svg:width="8cm" svg:height="1cm" svg:x="4.5cm" svg:y="7.977cm">
          <text:p text:style-name="P41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12cm" svg:height="1cm" svg:x="13cm" svg:y="1cm">
          <text:p text:style-name="P41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5cm" svg:height="1cm" svg:x="7.5cm" svg:y="13.5cm">
          <text:p text:style-name="P38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2cm" svg:height="1cm" svg:x="13.5cm" svg:y="13.5cm">
          <text:p text:style-name="P41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draw:layer="layout" svg:width="15.046cm" svg:height="1cm" svg:x="7.454cm" svg:y="5cm">
          <text:p text:style-name="P38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21" draw:text-style-name="P47" draw:layer="layout" svg:width="13.5cm" svg:height="1cm" svg:x="1cm" svg:y="0cm">
          <text:p text:style-name="P46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8"><text:span text:style-name="T12">Field</text:span></text:p>
                </table:table-cell>
                <table:table-cell>
                  <text:p text:style-name="P49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Mac Addr.</text:span></text:p>
                </table:table-cell>
                <table:table-cell>
                  <text:p text:style-name="P49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Mac Auto Inc.</text:span></text:p>
                </table:table-cell>
                <table:table-cell>
                  <text:p text:style-name="P50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Batch Size</text:span></text:p>
                </table:table-cell>
                <table:table-cell>
                  <text:p text:style-name="P50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9"><text:span text:style-name="T12">CMD</text:span></text:p>
                </table:table-cell>
                <table:table-cell table:style-name="ce11">
                  <text:p text:style-name="P51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9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9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0" draw:text-style-name="P53" draw:layer="layout" svg:width="10.897cm" svg:height="1.17cm" svg:x="3.5cm" svg:y="3.33cm">
            <draw:text-box>
              <text:p text:style-name="P52"><text:span text:style-name="T13">Dev B</text:span><text:span text:style-name="T13">：</text:span><text:span text:style-name="T14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41" draw:text-style-name="P54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5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5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7"><text:span text:style-name="T15">0</text:span></text:p>
                </table:table-cell>
                <table:table-cell>
                  <text:p text:style-name="P57"><text:span text:style-name="T15">1</text:span></text:p>
                </table:table-cell>
                <table:table-cell>
                  <text:p text:style-name="P57"><text:span text:style-name="T15">2</text:span></text:p>
                </table:table-cell>
                <table:table-cell>
                  <text:p text:style-name="P57"><text:span text:style-name="T15">3</text:span></text:p>
                </table:table-cell>
                <table:table-cell>
                  <text:p text:style-name="P57"><text:span text:style-name="T15">4</text:span></text:p>
                </table:table-cell>
                <table:table-cell>
                  <text:p text:style-name="P57"><text:span text:style-name="T15">5</text:span></text:p>
                </table:table-cell>
                <table:table-cell>
                  <text:p text:style-name="P57"><text:span text:style-name="T15">6</text:span></text:p>
                </table:table-cell>
                <table:table-cell>
                  <text:p text:style-name="P57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8"><text:span text:style-name="T16">1</text:span></text:p>
                </table:table-cell>
                <table:table-cell>
                  <text:p text:style-name="P58"><text:span text:style-name="T16">01</text:span></text:p>
                </table:table-cell>
                <table:table-cell>
                  <text:p text:style-name="P58"><text:span text:style-name="T16">CA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8"><text:span text:style-name="T16">2</text:span></text:p>
                </table:table-cell>
                <table:table-cell>
                  <text:p text:style-name="P58"><text:span text:style-name="T16">34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66</text:span></text:p>
                </table:table-cell>
                <table:table-cell>
                  <text:p text:style-name="P58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8"><text:span text:style-name="T16">3</text:span></text:p>
                </table:table-cell>
                <table:table-cell>
                  <text:p text:style-name="P58"><text:span text:style-name="T16">33</text:span></text:p>
                </table:table-cell>
                <table:table-cell>
                  <text:p text:style-name="P58"><text:span text:style-name="T16">23</text:span></text:p>
                </table:table-cell>
                <table:table-cell table:style-name="ce14">
                  <text:p text:style-name="P59"><text:span text:style-name="T17">A2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FC</text:span></text:p>
                </table:table-cell>
                <table:table-cell>
                  <text:p text:style-name="P58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8"><text:span text:style-name="T16">4</text:span></text:p>
                </table:table-cell>
                <table:table-cell>
                  <text:p text:style-name="P58"><text:span text:style-name="T16">21</text:span></text:p>
                </table:table-cell>
                <table:table-cell>
                  <text:p text:style-name="P58"><text:span text:style-name="T16">0B</text:span></text:p>
                </table:table-cell>
                <table:table-cell>
                  <text:p text:style-name="P58"><text:span text:style-name="T16">7D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95</text:span></text:p>
                </table:table-cell>
                <table:table-cell>
                  <text:p text:style-name="P58"><text:span text:style-name="T16">44</text:span></text:p>
                </table:table-cell>
                <table:table-cell>
                  <text:p text:style-name="P58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custom-shape draw:style-name="gr46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51:25.731515114</dc:date>
    <meta:editing-duration>PT12H7M35S</meta:editing-duration>
    <meta:editing-cycles>115</meta:editing-cycles>
    <meta:generator>LibreOffice/7.4.7.2$Linux_X86_64 LibreOffice_project/40$Build-2</meta:generator>
    <meta:document-statistic meta:object-count="176"/>
  </office:meta>
</office:document-meta>
</file>